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/>
    <style:font-face style:name="Trebuchet MS" svg:font-family="'Trebuchet MS'"/>
    <style:font-face style:name="DejaVu Sans1" svg:font-family="'DejaVu Sans'" style:font-pitch="variable"/>
    <style:font-face style:name="DejaVu Serif1" svg:font-family="'DejaVu Serif'" style:font-pitch="variable"/>
    <style:font-face style:name="Georgia" svg:font-family="Georgia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3" style:family="presentation" style:parent-style-name="Титульный_20_слайд-notes">
      <style:graphic-properties draw:fill-color="#ffffff" fo:min-height="12.572cm"/>
    </style:style>
    <style:style style:name="pr4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Заголовок_20_и_20_объект-notes">
      <style:graphic-properties draw:fill-color="#ffffff" fo:min-height="12.572cm"/>
    </style:style>
    <style:style style:name="pr7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.178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7" style:family="paragraph">
      <style:paragraph-properties fo:margin-left="1.016cm" fo:margin-right="0cm" fo:margin-top="0.106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424456" style:text-line-through-style="none" style:text-line-through-type="none" style:text-position="0% 100%" style:font-name="Georg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424456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04da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45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04da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1" presentation:style-name="pr1" draw:text-style-name="P2" draw:layer="layout" svg:width="21.589cm" svg:height="5.754cm" svg:x="1.786cm" svg:y="1.587cm" presentation:class="title" presentation:user-transformed="true">
          <draw:text-box>
            <text:p text:style-name="P1"><text:span text:style-name="T1">Проектная работа по предмету «Углубленное программирование C/C++»</text:span></text:p>
          </draw:text-box>
        </draw:frame>
        <draw:frame draw:name="Подзаголовок 2" presentation:style-name="pr2" draw:text-style-name="P4" draw:layer="layout" svg:width="17.779cm" svg:height="8.929cm" svg:x="3.81cm" svg:y="8.33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3">Проект подготовили</text:span><text:span text:style-name="T3"><text:line-break/></text:span><text:span text:style-name="T3">Лыжов Александр,</text:span></text:p>
            <text:p text:style-name="P3"><text:span text:style-name="T3">Бартенева Анна</text:span></text:p>
            <text:p text:style-name="P3"><text:span text:style-name="T2"/></text:p>
            <text:p text:style-name="P3"><text:span text:style-name="T2">преподаватель: Петров Алексей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Идея: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2.859cm" svg:height="2.962cm" svg:x="1.27cm" svg:y="3.175cm" presentation:class="title" presentation:user-transformed="true">
          <draw:text-box>
            <text:p text:style-name="P1"><text:span text:style-name="T4">Идея:</text:span></text:p>
          </draw:text-box>
        </draw:frame>
        <draw:frame draw:name="Содержимое 2" presentation:style-name="pr5" draw:text-style-name="P8" draw:layer="layout" svg:width="22.859cm" svg:height="8.633cm" svg:x="1.191cm" svg:y="7.739cm" presentation:class="outline" presentation:user-transformed="true">
          <draw:text-box>
            <text:p text:style-name="P7"><text:span text:style-name="T5">Приложение, помогающее изучающим иностранный язык совершенствовать свои знания, читая оригинальную литературу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Цель проекта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2.859cm" svg:height="2.962cm" svg:x="1.27cm" svg:y="3.175cm" presentation:class="title" presentation:user-transformed="true">
          <draw:text-box>
            <text:p text:style-name="P1"><text:span text:style-name="T4">Цель проекта</text:span></text:p>
          </draw:text-box>
        </draw:frame>
        <draw:frame draw:name="Содержимое 2" presentation:style-name="pr5" draw:text-style-name="P8" draw:layer="layout" svg:width="22.859cm" svg:height="12.013cm" svg:x="1.27cm" svg:y="6.248cm" presentation:class="outline" presentation:user-transformed="true">
          <draw:text-box>
            <text:p text:style-name="P7"><text:span text:style-name="T5">Создать максимально удобное приложение для прослушивания аудиокниги и одновременного просмотра воспроизводимого текста с возможностью просмотра перевода любого слова из текста «на лету»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Концепция приложения 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2.859cm" svg:height="2.962cm" svg:x="1.27cm" svg:y="3.175cm" presentation:class="title" presentation:user-transformed="true">
          <draw:text-box>
            <text:p text:style-name="P1"><text:span text:style-name="T4">Концепция приложения </text:span></text:p>
          </draw:text-box>
        </draw:frame>
        <draw:frame draw:name="Содержимое 2" presentation:style-name="pr5" draw:text-style-name="P8" draw:layer="layout" svg:width="22.859cm" svg:height="12.013cm" svg:x="1.27cm" svg:y="6.24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Средства, которые использовались для создания приложения" draw:style-name="dp1" draw:master-page-name="Заголовок_20_и_20_объект" presentation:presentation-page-layout-name="AL2T11">
        <draw:frame draw:name="Заголовок 1" presentation:style-name="pr7" draw:text-style-name="P6" draw:layer="layout" svg:width="22.859cm" svg:height="2.962cm" svg:x="1.27cm" svg:y="3.175cm" presentation:class="title" presentation:user-transformed="true">
          <draw:text-box>
            <text:p text:style-name="P1"><text:span text:style-name="T4">Средства, которые использовались для создания приложения</text:span></text:p>
          </draw:text-box>
        </draw:frame>
        <draw:frame draw:name="Содержимое 2" presentation:style-name="pr5" draw:text-style-name="P8" draw:layer="layout" svg:width="22.859cm" svg:height="12.013cm" svg:x="1.27cm" svg:y="6.24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Что удалось реализовать в приложении" draw:style-name="dp1" draw:master-page-name="Заголовок_20_и_20_объект" presentation:presentation-page-layout-name="AL2T11">
        <draw:frame draw:name="Заголовок 1" presentation:style-name="pr7" draw:text-style-name="P6" draw:layer="layout" svg:width="22.859cm" svg:height="2.962cm" svg:x="1.27cm" svg:y="3.175cm" presentation:class="title" presentation:user-transformed="true">
          <draw:text-box>
            <text:p text:style-name="P1"><text:span text:style-name="T4">Что удалось реализовать в приложении</text:span></text:p>
          </draw:text-box>
        </draw:frame>
        <draw:frame draw:name="Содержимое 2" presentation:style-name="pr5" draw:text-style-name="P8" draw:layer="layout" svg:width="22.859cm" svg:height="12.013cm" svg:x="1.191cm" svg:y="7.541cm" presentation:class="outline" presentation:user-transformed="true">
          <draw:text-box>
            <text:list text:style-name="L5">
              <text:list-item>
                <text:p text:style-name="P10"><text:span text:style-name="T5">Загрузка аудиокниги из сети и ее воспроизведение </text:span></text:p>
              </text:list-item>
              <text:list-item>
                <text:p text:style-name="P10"><text:span text:style-name="T5">Вывод текста аудиокниги</text:span></text:p>
              </text:list-item>
              <text:list-item>
                <text:p text:style-name="P10"><text:span text:style-name="T5">Простой графический интерфейс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Возможные дальнейшие улучшения" draw:style-name="dp1" draw:master-page-name="Заголовок_20_и_20_объект" presentation:presentation-page-layout-name="AL2T11">
        <draw:frame draw:name="Заголовок 1" presentation:style-name="pr7" draw:text-style-name="P6" draw:layer="layout" svg:width="22.859cm" svg:height="2.962cm" svg:x="1.27cm" svg:y="3.175cm" presentation:class="title" presentation:user-transformed="true">
          <draw:text-box>
            <text:p text:style-name="P1"><text:span text:style-name="T4">Возможные дальнейшие улучшения</text:span></text:p>
          </draw:text-box>
        </draw:frame>
        <draw:frame draw:name="Содержимое 2" presentation:style-name="pr5" draw:text-style-name="P8" draw:layer="layout" svg:width="22.859cm" svg:height="12.013cm" svg:x="1.27cm" svg:y="6.248cm" presentation:class="outline" presentation:user-transformed="true">
          <draw:text-box>
            <text:list text:style-name="L5">
              <text:list-item>
                <text:p text:style-name="P10"><text:span text:style-name="T5">Обеспечение переносимости программы</text:span></text:p>
              </text:list-item>
              <text:list-item>
                <text:p text:style-name="P10"><text:span text:style-name="T5">Добавление новых языков</text:span></text:p>
              </text:list-item>
              <text:list-item>
                <text:p text:style-name="P10"><text:span text:style-name="T5">Улучшение дизайна и создание более интуитивно понятного интерфейса</text:span></text:p>
              </text:list-item>
              <text:list-item>
                <text:p text:style-name="P10"><text:span text:style-name="T5">Создание словаря для неизвестных слов, уникального для каждого пользователя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Спасибо за внимание!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2.859cm" svg:height="2.962cm" svg:x="4.366cm" svg:y="9.723cm" presentation:class="title" presentation:user-transformed="true">
          <draw:text-box>
            <text:p text:style-name="P1"><text:span text:style-name="T4">Спасибо за внимание!</text:span></text:p>
          </draw:text-box>
        </draw:frame>
        <draw:frame draw:name="Содержимое 2" presentation:style-name="pr5" draw:text-style-name="P8" draw:layer="layout" svg:width="22.859cm" svg:height="12.013cm" svg:x="1.27cm" svg:y="6.24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1" svg:font-family="Georgia"/>
    <style:font-face style:name="Trebuchet MS" svg:font-family="'Trebuchet MS'"/>
    <style:font-face style:name="DejaVu Sans1" svg:font-family="'DejaVu Sans'" style:font-pitch="variable"/>
    <style:font-face style:name="DejaVu Serif1" svg:font-family="'DejaVu Serif'" style:font-pitch="variable"/>
    <style:font-face style:name="Georgia" svg:font-family="Georgia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28pt" fo:letter-spacing="normal" fo:language="ru" fo:country="RU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8pt" style:language-asian="ru" style:country-asian="RU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53548a" style:text-line-through-style="none" style:text-line-through-type="none" style:text-position="0% 100%" style:font-name="Georgia1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3548a" style:text-line-through-style="none" style:text-line-through-type="none" style:text-position="0% 100%" style:font-name="Georgia1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a04da3" style:text-line-through-style="none" style:text-line-through-type="none" style:text-position="0% 100%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ru" fo:country="RU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8pt" style:language-asian="ru" style:country-asian="RU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28pt" fo:letter-spacing="normal" fo:language="ru" fo:country="RU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8pt" style:language-asian="ru" style:country-asian="RU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53548a" style:text-line-through-style="none" style:text-line-through-type="none" style:text-position="0% 100%" style:font-name="Georgia1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3548a" style:text-line-through-style="none" style:text-line-through-type="none" style:text-position="0% 100%" style:font-name="Georgia1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a04da3" style:text-line-through-style="none" style:text-line-through-type="none" style:text-position="0% 100%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ru" fo:country="RU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8pt" style:language-asian="ru" style:country-asian="RU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141cm" draw:fill="solid" draw:fill-color="#438086" draw:opacity="5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4" style:family="graphic" style:parent-style-name="standard">
      <style:graphic-properties draw:stroke="none" svg:stroke-width="0.141cm" draw:fill="solid" draw:fill-color="#42445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5" style:family="graphic" style:parent-style-name="standard">
      <style:graphic-properties draw:stroke="none" svg:stroke-width="0.141cm" draw:fill="solid" draw:fill-color="#43808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6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7" style:family="graphic" style:parent-style-name="standard">
      <style:graphic-properties draw:stroke="none" svg:stroke-width="0.141cm" draw:fill="solid" draw:fill-color="#ffffff" draw:opacity="66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8" style:family="graphic" style:parent-style-name="standard">
      <style:graphic-properties draw:stroke="none" svg:stroke-width="0.141cm" draw:fill="solid" draw:fill-color="#ffffff" draw:opacity="6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9" style:family="graphic" style:parent-style-name="standard">
      <style:graphic-properties draw:stroke="none" svg:stroke-width="0.141cm" draw:fill="solid" draw:fill-color="#ffffff" draw:opacity="4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0" style:family="graphic" style:parent-style-name="standard">
      <style:graphic-properties draw:stroke="none" svg:stroke-width="0.141cm" draw:fill="solid" draw:fill-color="#ffffff" draw:opacity="2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1" style:family="graphic" style:parent-style-name="standard">
      <style:graphic-properties draw:stroke="none" svg:stroke-width="0.141cm" draw:fill="solid" draw:fill-color="#ffffff" draw:opacity="3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2" style:family="graphic" style:parent-style-name="standard">
      <style:graphic-properties draw:stroke="none" svg:stroke-width="0.141cm" draw:fill="solid" draw:fill-color="#438086" draw:opacity="65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3" style:family="graphic" style:parent-style-name="standard">
      <style:graphic-properties draw:stroke="none" svg:stroke-width="0.141cm" draw:fill="solid" draw:fill-color="#438086" draw:opacity="6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Титульный_20_слайд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5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Заголовок_20_и_20_объект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Заголовок_20_и_20_объект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11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38086" draw:opacity="5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424456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438086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 draw:opacity="66%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ffffff" draw:opacity="40%"/>
      <style:paragraph-properties fo:text-align="start" style:font-independent-line-spacing="true"/>
      <style:text-properties fo:font-size="18pt"/>
    </style:style>
    <style:style style:name="MP12" style:family="paragraph">
      <loext:graphic-properties draw:fill="solid" draw:fill-color="#ffffff" draw:opacity="20%"/>
      <style:paragraph-properties fo:text-align="start" style:font-independent-line-spacing="true"/>
      <style:text-properties fo:font-size="18pt"/>
    </style:style>
    <style:style style:name="MP13" style:family="paragraph">
      <loext:graphic-properties draw:fill="solid" draw:fill-color="#ffffff" draw:opacity="31%"/>
      <style:paragraph-properties fo:text-align="start" style:font-independent-line-spacing="true"/>
      <style:text-properties fo:font-size="18pt"/>
    </style:style>
    <style:style style:name="MP14" style:family="paragraph">
      <loext:graphic-properties draw:fill="solid" draw:fill-color="#438086" draw:opacity="65%"/>
      <style:paragraph-properties fo:text-align="start" style:font-independent-line-spacing="true"/>
      <style:text-properties fo:font-size="18pt"/>
    </style:style>
    <style:style style:name="MP15" style:family="paragraph">
      <loext:graphic-properties draw:fill="solid" draw:fill-color="#438086" draw:opacity="60%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3" style:family="paragraph">
      <style:paragraph-properties fo:text-align="start"/>
      <style:text-properties fo:font-size="28pt"/>
    </style:style>
    <style:style style:name="MP24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font-size="28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rebuchet M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438086" style:text-line-through-style="none" style:text-line-through-type="none" style:text-position="0% 100%" style:font-name="Georgi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Georg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24456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438086" style:text-line-through-style="none" style:text-line-through-type="none" style:text-position="0% 100%" style:font-name="Georg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53548a" style:text-line-through-style="none" style:text-line-through-type="none" style:text-position="0% 100%" style:font-name="Georg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53548a" style:text-line-through-style="none" style:text-line-through-type="none" style:text-position="0% 100%" style:font-name="Georgi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9" style:family="text">
      <style:text-properties fo:font-variant="normal" fo:text-transform="none" fo:color="#a04da3" style:text-line-through-style="none" style:text-line-through-type="none" style:text-position="0% 100%" style:font-name="Georgi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43808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42445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100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100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100%"/>
      </text:list-level-style-bullet>
      <text:list-level-style-bullet text:level="3" text:bullet-char="">
        <style:list-level-properties text:space-before="1.956cm" text:min-label-width="0.609cm"/>
        <style:text-properties fo:font-family="'Wingdings 2'" style:font-charset="x-symbol" fo:color="#53548a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100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100%"/>
      </text:list-level-style-bullet>
      <text:list-level-style-bullet text:level="3" text:bullet-char="">
        <style:list-level-properties text:space-before="1.956cm" text:min-label-width="0.609cm"/>
        <style:text-properties fo:font-family="'Wingdings 2'" style:font-charset="x-symbol" fo:color="#53548a" fo:font-size="100%"/>
      </text:list-level-style-bullet>
      <text:list-level-style-bullet text:level="4" text:bullet-char="">
        <style:list-level-properties text:space-before="2.719cm" text:min-label-width="0.558cm"/>
        <style:text-properties fo:font-family="'Wingdings 2'" style:font-charset="x-symbol" fo:color="#53548a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100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100%"/>
      </text:list-level-style-bullet>
      <text:list-level-style-bullet text:level="3" text:bullet-char="">
        <style:list-level-properties text:space-before="1.956cm" text:min-label-width="0.609cm"/>
        <style:text-properties fo:font-family="'Wingdings 2'" style:font-charset="x-symbol" fo:color="#53548a" fo:font-size="100%"/>
      </text:list-level-style-bullet>
      <text:list-level-style-bullet text:level="4" text:bullet-char="">
        <style:list-level-properties text:space-before="2.719cm" text:min-label-width="0.558cm"/>
        <style:text-properties fo:font-family="'Wingdings 2'" style:font-charset="x-symbol" fo:color="#53548a" fo:font-size="100%"/>
      </text:list-level-style-bullet>
      <text:list-level-style-bullet text:level="5" text:bullet-char="▫">
        <style:list-level-properties text:space-before="3.354cm" text:min-label-width="0.507cm"/>
        <style:text-properties fo:font-family="Georgia" style:font-family-generic="roman" fo:color="#a04da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draw:custom-shape draw:name="Прямоугольник 27" draw:style-name="Mgr3" draw:text-style-name="MP5" draw:layer="backgroundobjects" drawooo:display="printer" svg:width="25.399cm" svg:height="0.233cm" svg:x="0cm" svg:y="1.019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8" draw:style-name="Mgr4" draw:text-style-name="MP6" draw:layer="backgroundobjects" drawooo:display="printer" svg:width="25.399cm" svg:height="0.862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9" draw:style-name="Mgr5" draw:text-style-name="MP7" draw:layer="backgroundobjects" drawooo:display="printer" svg:width="25.399cm" svg:height="0.253cm" svg:x="0cm" svg:y="0.85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30" draw:style-name="Mgr5" draw:text-style-name="MP7" draw:layer="backgroundobjects" drawooo:display="printer" svg:width="10.371cm" svg:height="0.252cm" svg:x="15.028cm" svg:y="1.001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31" draw:style-name="Mgr3" draw:text-style-name="MP5" draw:layer="backgroundobjects" drawooo:display="printer" svg:width="10.371cm" svg:height="0.499cm" svg:x="15.028cm" svg:y="1.221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Скругленный прямоугольник 32" draw:style-name="Mgr6" draw:text-style-name="MP8" draw:layer="backgroundobjects" drawooo:display="printer" svg:width="8.508cm" svg:height="0.075cm" svg:x="15.02cm" svg:y="1.382cm">
        <text:p><text:span text:style-name="MT3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Скругленный прямоугольник 33" draw:style-name="Mgr6" draw:text-style-name="MP8" draw:layer="backgroundobjects" drawooo:display="printer" svg:width="4.444cm" svg:height="0.101cm" svg:x="20.482cm" svg:y="1.636cm">
        <text:p><text:span text:style-name="MT3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Прямоугольник 34" draw:style-name="Mgr7" draw:text-style-name="MP9" draw:layer="backgroundobjects" drawooo:display="printer" svg:width="0.159cm" svg:height="1.726cm" svg:x="25.236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35" draw:style-name="Mgr7" draw:text-style-name="MP9" draw:layer="backgroundobjects" drawooo:display="printer" svg:width="0.075cm" svg:height="1.726cm" svg:x="25.124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36" draw:style-name="Mgr8" draw:text-style-name="MP10" draw:layer="backgroundobjects" drawooo:display="printer" svg:width="0.024cm" svg:height="1.726cm" svg:x="25.071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37" draw:style-name="Mgr9" draw:text-style-name="MP11" draw:layer="backgroundobjects" drawooo:display="printer" svg:width="0.075cm" svg:height="1.726cm" svg:x="24.932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38" draw:style-name="Mgr10" draw:text-style-name="MP12" draw:layer="backgroundobjects" drawooo:display="printer" svg:width="0.151cm" svg:height="1.625cm" svg:x="24.766cm" svg:y="0.001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39" draw:style-name="Mgr11" draw:text-style-name="MP13" draw:layer="backgroundobjects" drawooo:display="printer" svg:width="0.024cm" svg:height="1.625cm" svg:x="24.649cm" svg:y="0.001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2" draw:style-name="Mgr5" draw:text-style-name="MP7" draw:layer="backgroundobjects" svg:width="10.371cm" svg:height="0.252cm" svg:x="15.028cm" svg:y="10.583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3" draw:style-name="Mgr3" draw:text-style-name="MP5" draw:layer="backgroundobjects" svg:width="10.371cm" svg:height="0.532cm" svg:x="15.028cm" svg:y="10.825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4" draw:style-name="Mgr12" draw:text-style-name="MP14" draw:layer="backgroundobjects" svg:width="10.371cm" svg:height="0.024cm" svg:x="15.028cm" svg:y="11.431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5" draw:style-name="Mgr13" draw:text-style-name="MP15" draw:layer="backgroundobjects" svg:width="5.46cm" svg:height="0.05cm" svg:x="15.028cm" svg:y="11.568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6" draw:style-name="Mgr12" draw:text-style-name="MP14" draw:layer="backgroundobjects" svg:width="5.46cm" svg:height="0.024cm" svg:x="15.028cm" svg:y="11.665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Скругленный прямоугольник 29" draw:style-name="Mgr6" draw:text-style-name="MP8" draw:layer="backgroundobjects" svg:width="8.508cm" svg:height="0.075cm" svg:x="15.028cm" svg:y="11.007cm">
        <text:p><text:span text:style-name="MT3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Скругленный прямоугольник 30" draw:style-name="Mgr6" draw:text-style-name="MP8" draw:layer="backgroundobjects" svg:width="4.444cm" svg:height="0.101cm" svg:x="20.49cm" svg:y="11.281cm">
        <text:p><text:span text:style-name="MT3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Прямоугольник 6" draw:style-name="Mgr3" draw:text-style-name="MP5" draw:layer="backgroundobjects" svg:width="25.399cm" svg:height="0.677cm" svg:x="0cm" svg:y="10.138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9" draw:style-name="Mgr5" draw:text-style-name="MP7" draw:layer="backgroundobjects" svg:width="25.399cm" svg:height="0.39cm" svg:x="0cm" svg:y="10.21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0" draw:style-name="Mgr5" draw:text-style-name="MP7" draw:layer="backgroundobjects" svg:width="7.582cm" svg:height="0.689cm" svg:x="17.817cm" svg:y="10.118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8" draw:style-name="Mgr4" draw:text-style-name="MP6" draw:layer="backgroundobjects" svg:width="25.399cm" svg:height="10.282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7" presentation:style-name="Mpr1" draw:text-style-name="MP17" draw:layer="backgroundobjects" svg:width="23.494cm" svg:height="4.082cm" svg:x="1.27cm" svg:y="6.672cm" presentation:class="title" presentation:user-transformed="true">
        <draw:text-box>
          <text:p text:style-name="MP16"><text:span text:style-name="MT1">Образец заголовка</text:span></text:p>
        </draw:text-box>
      </draw:frame>
      <draw:frame draw:name="Дата 27" presentation:style-name="Mpr2" draw:text-style-name="MP19" draw:layer="backgroundobjects" svg:width="2.666cm" svg:height="1.269cm" svg:x="18.627cm" svg:y="11.684cm" presentation:class="date-time" presentation:user-transformed="true">
        <draw:text-box>
          <text:p text:style-name="MP18"><text:span text:style-name="MT2"><text:date style:data-style-name="D1" text:date-value="2017-01-25">1/25/17</text:date></text:span></text:p>
        </draw:text-box>
      </draw:frame>
      <draw:frame draw:name="Нижний колонтитул 16" presentation:style-name="Mpr2" draw:text-style-name="MP19" draw:layer="backgroundobjects" svg:width="3.597cm" svg:height="1.269cm" svg:x="15.028cm" svg:y="11.681cm" presentation:class="footer" presentation:user-transformed="true">
        <draw:text-box>
          <text:p/>
        </draw:text-box>
      </draw:frame>
      <draw:frame draw:name="Номер слайда 28" presentation:style-name="Mpr3" draw:text-style-name="MP21" draw:layer="backgroundobjects" svg:width="2.076cm" svg:height="1.015cm" svg:x="23.111cm" svg:y="0.003cm" presentation:class="page-number" presentation:user-transformed="true">
        <draw:text-box>
          <text:p text:style-name="MP20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custom-shape draw:name="Прямоугольник 27" draw:style-name="Mgr3" draw:text-style-name="MP5" draw:layer="backgroundobjects" svg:width="25.399cm" svg:height="0.233cm" svg:x="0cm" svg:y="1.019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8" draw:style-name="Mgr4" draw:text-style-name="MP6" draw:layer="backgroundobjects" svg:width="25.399cm" svg:height="0.862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9" draw:style-name="Mgr5" draw:text-style-name="MP7" draw:layer="backgroundobjects" svg:width="25.399cm" svg:height="0.253cm" svg:x="0cm" svg:y="0.85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30" draw:style-name="Mgr5" draw:text-style-name="MP7" draw:layer="backgroundobjects" svg:width="10.371cm" svg:height="0.252cm" svg:x="15.028cm" svg:y="1.001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31" draw:style-name="Mgr3" draw:text-style-name="MP5" draw:layer="backgroundobjects" svg:width="10.371cm" svg:height="0.499cm" svg:x="15.028cm" svg:y="1.221cm">
        <text:p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Скругленный прямоугольник 32" draw:style-name="Mgr6" draw:text-style-name="MP8" draw:layer="backgroundobjects" svg:width="8.508cm" svg:height="0.075cm" svg:x="15.02cm" svg:y="1.382cm">
        <text:p><text:span text:style-name="MT3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Скругленный прямоугольник 33" draw:style-name="Mgr6" draw:text-style-name="MP8" draw:layer="backgroundobjects" svg:width="4.444cm" svg:height="0.101cm" svg:x="20.482cm" svg:y="1.636cm">
        <text:p><text:span text:style-name="MT3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Прямоугольник 34" draw:style-name="Mgr7" draw:text-style-name="MP9" draw:layer="backgroundobjects" svg:width="0.159cm" svg:height="1.726cm" svg:x="25.236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35" draw:style-name="Mgr7" draw:text-style-name="MP9" draw:layer="backgroundobjects" svg:width="0.075cm" svg:height="1.726cm" svg:x="25.124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36" draw:style-name="Mgr8" draw:text-style-name="MP10" draw:layer="backgroundobjects" svg:width="0.024cm" svg:height="1.726cm" svg:x="25.071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37" draw:style-name="Mgr9" draw:text-style-name="MP11" draw:layer="backgroundobjects" svg:width="0.075cm" svg:height="1.726cm" svg:x="24.932cm" svg:y="-0.00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38" draw:style-name="Mgr10" draw:text-style-name="MP12" draw:layer="backgroundobjects" svg:width="0.151cm" svg:height="1.625cm" svg:x="24.766cm" svg:y="0.001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39" draw:style-name="Mgr11" draw:text-style-name="MP13" draw:layer="backgroundobjects" svg:width="0.024cm" svg:height="1.625cm" svg:x="24.649cm" svg:y="0.001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6" draw:text-style-name="MP22" draw:layer="backgroundobjects" svg:width="22.859cm" svg:height="2.962cm" svg:x="1.27cm" svg:y="3.175cm" presentation:class="title" presentation:user-transformed="true">
        <draw:text-box>
          <text:p text:style-name="MP16"><text:span text:style-name="MT4">Образец заголовка</text:span></text:p>
        </draw:text-box>
      </draw:frame>
      <draw:frame draw:name="Содержимое 2" presentation:style-name="Mpr7" draw:text-style-name="MP25" draw:layer="backgroundobjects" svg:width="22.859cm" svg:height="12.013cm" svg:x="1.27cm" svg:y="6.248cm" presentation:class="outline" presentation:user-transformed="true">
        <draw:text-box>
          <text:list text:style-name="ML7">
            <text:list-item>
              <text:p text:style-name="MP23"><text:span text:style-name="MT5">Click to edit the outline text format</text:span></text:p>
              <text:list>
                <text:list-item>
                  <text:p text:style-name="MP23"><text:span text:style-name="MT5">Second Outline Level</text:span></text:p>
                  <text:list>
                    <text:list-item>
                      <text:p text:style-name="MP23"><text:span text:style-name="MT5">Third Outline Level</text:span></text:p>
                      <text:list>
                        <text:list-item>
                          <text:p text:style-name="MP23"><text:span text:style-name="MT5">Fourth Outline Level</text:span></text:p>
                          <text:list>
                            <text:list-item>
                              <text:p text:style-name="MP23"><text:span text:style-name="MT5">Fifth Outline Level</text:span></text:p>
                              <text:list>
                                <text:list-item>
                                  <text:p text:style-name="MP23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24"><text:span text:style-name="MT5">Seventh Outline LevelОбразец текста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6">Второй уровень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" draw:text-style-name="MP19" draw:layer="backgroundobjects" svg:width="2.658cm" svg:height="1.269cm" svg:x="18.296cm" svg:y="1.702cm" presentation:class="date-time" presentation:user-transformed="true">
        <draw:text-box>
          <text:p text:style-name="MP18"><text:span text:style-name="MT2"><text:date style:data-style-name="D1" text:date-value="2017-01-25">1/25/17</text:date></text:span></text:p>
        </draw:text-box>
      </draw:frame>
      <draw:frame draw:name="Нижний колонтитул 4" presentation:style-name="Mpr8" draw:text-style-name="MP19" draw:layer="backgroundobjects" svg:width="3.682cm" svg:height="1.269cm" svg:x="14.605cm" svg:y="1.702cm" presentation:class="footer" presentation:user-transformed="true">
        <draw:text-box>
          <text:p/>
        </draw:text-box>
      </draw:frame>
      <draw:frame draw:name="Номер слайда 5" presentation:style-name="Mpr9" draw:text-style-name="MP21" draw:layer="backgroundobjects" svg:width="2.116cm" svg:height="1.015cm" svg:x="22.708cm" svg:y="0.006cm" presentation:class="page-number" presentation:user-transformed="true">
        <draw:text-box>
          <text:p text:style-name="MP2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оектная работа по предмету «Углубленное программирование C/C++»</dc:title>
    <meta:initial-creator>Image&amp;Matros ®</meta:initial-creator>
    <dc:creator>Image&amp;Matros ®</dc:creator>
    <meta:editing-cycles>3</meta:editing-cycles>
    <meta:creation-date>2017-01-24T17:27:37</meta:creation-date>
    <dc:date>2017-01-24T17:49:31</dc:date>
    <meta:editing-duration>PT21M</meta:editing-duration>
    <meta:generator>LibreOffice/5.1.6.2.0$Linux_X86_64 LibreOffice_project/10m0$Build-2</meta:generator>
    <meta:document-statistic meta:object-count="101"/>
    <meta:user-defined meta:name="AppVersion">12.0000</meta:user-defined>
    <meta:user-defined meta:name="Company">Image&amp;Matros ®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Urban" xlink:href=""/>
  </office:meta>
</office:document-meta>
</file>